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3c2" officeooo:paragraph-rsid="001183c2"/>
    </style:style>
    <style:style style:name="P2" style:family="paragraph" style:parent-style-name="Standard">
      <style:text-properties officeooo:rsid="001183c2" officeooo:paragraph-rsid="0011be8f"/>
    </style:style>
    <style:style style:name="P3" style:family="paragraph" style:parent-style-name="Standard">
      <style:text-properties officeooo:rsid="0011be8f" officeooo:paragraph-rsid="0011be8f"/>
    </style:style>
    <style:style style:name="P4" style:family="paragraph" style:parent-style-name="Standard">
      <style:text-properties officeooo:rsid="001183c2" officeooo:paragraph-rsid="0011be8f"/>
    </style:style>
    <style:style style:name="T1" style:family="text">
      <style:text-properties officeooo:rsid="0011be8f"/>
    </style:style>
    <style:style style:name="T2" style:family="text">
      <style:text-properties officeooo:rsid="00175d1f"/>
    </style:style>
    <style:style style:name="T3" style:family="text">
      <style:text-properties officeooo:rsid="00190d0f"/>
    </style:style>
    <style:style style:name="T4" style:family="text">
      <style:text-properties officeooo:rsid="001ca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3</text:p>
      <text:p text:style-name="P2"><text:tab/>13.15)</text:p>
      <text:p text:style-name="P3"><text:tab/><text:tab/>a) Qual a resposta formal?</text:p>
      <text:p text:style-name="P2"><text:tab/><text:tab/><text:span text:style-name="T1">b) Resposta é ~0.009804?</text:span></text:p>
      <text:p text:style-name="P2"/>
      <text:p text:style-name="P2"><text:tab/><text:span text:style-name="T2">3 PSUB(2015))</text:span></text:p>
      <text:p text:style-name="P2"><text:tab/><text:tab/><text:span text:style-name="T3">Dúvida: para a conexão convergente, precisa ser filho direto ou pode indireto?</text:span></text:p>
      <text:p text:style-name="P2"><text:tab/><text:tab/><text:span text:style-name="T2">a) Não</text:span></text:p>
      <text:p text:style-name="P2"><text:tab/><text:tab/><text:span text:style-name="T2">b) ???</text:span></text:p>
      <text:p text:style-name="P2"><text:tab/><text:tab/><text:span text:style-name="T2">c) ???</text:span></text:p>
      <text:p text:style-name="P2"><text:tab/><text:tab/><text:span text:style-name="T2">d) ???</text:span></text:p>
      <text:p text:style-name="P2"/>
      <text:p text:style-name="P2"><text:tab/><text:span text:style-name="T4">16.15) como resolve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0:37:05.920304312</meta:creation-date>
    <dc:date>2016-11-23T23:37:58.499024236</dc:date>
    <meta:editing-duration>PT1H33M39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37" meta:character-count="216" meta:non-whitespace-character-count="173"/>
  </office:meta>
</office:document-meta>
</file>